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5" office:value-type="string">
            <text:p>C</text:p>
          </table:table-cell>
          <table:table-cell table:style-name="ce5" office:value-type="string">
            <text:p>B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low</text:p>
          </table:table-cell>
          <table:table-cell office:value-type="string">
            <text:p>high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BMI &lt;= 25, exam 2</text:p>
          </table:table-cell>
          <table:table-cell table:style-name="ce2" office:value-type="string">
            <text:p>BMI &gt; 25, exam 2</text:p>
          </table:table-cell>
          <table:table-cell table:style-name="ce2" office:value-type="string">
            <text:p>Total</text:p>
          </table:table-cell>
          <table:table-cell table:style-name="ce9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/>
          <table:table-cell office:value-type="string">
            <text:p>low</text:p>
          </table:table-cell>
          <table:table-cell table:style-name="ce3" office:value-type="string">
            <text:p>BMI &lt;= 25, exam 1</text:p>
          </table:table-cell>
          <table:table-cell table:style-name="ce6" office:value-type="float" office:value="1492">
            <text:p>1492</text:p>
          </table:table-cell>
          <table:table-cell table:style-name="ce6" office:value-type="float" office:value="278">
            <text:p>278</text:p>
          </table:table-cell>
          <table:table-cell table:style-name="ce7" table:formula="of:=SUM([.D4:.E4])" office:value-type="float" office:value="1770">
            <text:p>1770</text:p>
          </table:table-cell>
          <table:table-cell table:style-name="ce6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1" office:value-type="string">
            <text:p>A</text:p>
          </table:table-cell>
          <table:table-cell office:value-type="string">
            <text:p>high</text:p>
          </table:table-cell>
          <table:table-cell table:style-name="ce3" office:value-type="string">
            <text:p>BMI &gt; 25, exam 1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1890">
            <text:p>1890</text:p>
          </table:table-cell>
          <table:table-cell table:style-name="ce7" table:formula="of:=SUM([.D5:.E5])" office:value-type="float" office:value="2139">
            <text:p>2139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Total</text:p>
          </table:table-cell>
          <table:table-cell table:style-name="ce7" table:formula="of:=SUM([.D4:.D5])" office:value-type="float" office:value="1741">
            <text:p>1741</text:p>
          </table:table-cell>
          <table:table-cell table:style-name="ce7" table:formula="of:=SUM([.E4:.E5])" office:value-type="float" office:value="2168">
            <text:p>2168</text:p>
          </table:table-cell>
          <table:table-cell table:style-name="ce7" table:formula="of:=SUM([.D6:.E6])-SUM([.F4:.F5])" office:value-type="float" office:value="0">
            <text:p>0</text:p>
          </table:table-cell>
          <table:table-cell table:style-name="ce7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7" table:number-columns-repeated="2"/>
          <table:table-cell table:style-name="ce7" table:formula="of:=SUM([.F4:.F5])" office:value-type="float" office:value="3909">
            <text:p>3909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A)=</text:p>
          </table:table-cell>
          <table:table-cell office:value-type="string">
            <text:p>„2139/3909“=</text:p>
          </table:table-cell>
          <table:table-cell table:formula="of:=[.F5]/[.F7]" office:value-type="float" office:value="0.547198772064467">
            <text:p>0,5471987721</text:p>
          </table:table-cell>
          <table:table-cell/>
          <table:table-cell table:style-name="ce10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B)=</text:p>
          </table:table-cell>
          <table:table-cell office:value-type="string">
            <text:p>„2168/3909“=</text:p>
          </table:table-cell>
          <table:table-cell table:formula="of:=2168/3909" office:value-type="float" office:value="0.554617549245331">
            <text:p>0,5546175492</text:p>
          </table:table-cell>
          <table:table-cell/>
          <table:table-cell table:style-name="ce10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C)=</text:p>
          </table:table-cell>
          <table:table-cell office:value-type="string">
            <text:p>„1741/3909“=</text:p>
          </table:table-cell>
          <table:table-cell table:formula="of:=1741/3909" office:value-type="float" office:value="0.445382450754669">
            <text:p>0,4453824508</text:p>
          </table:table-cell>
          <table:table-cell/>
          <table:table-cell table:style-name="ce10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4" office:value-type="string">
            <text:p>P( A and B )=</text:p>
          </table:table-cell>
          <table:table-cell office:value-type="string">
            <text:p>P(A)*P(B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>
            <text:p>P(A|B)=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>
            <text:p>P(A|C)=</text:p>
          </table:table-cell>
          <table:table-cell table:number-columns-repeated="8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29:33</dc:date>
    <dc:creator>Thomas Ludwig</dc:creator>
    <meta:editing-duration>PT1H21M32S</meta:editing-duration>
    <meta:editing-cycles>9</meta:editing-cycles>
    <meta:generator>LibreOffice/3.6$Linux_X86_64 LibreOffice_project/360m1$Build-2</meta:generator>
    <meta:document-statistic meta:table-count="1" meta:cell-count="49" meta:object-count="0"/>
  </office:meta>
</office:document-meta>
</file>